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edb" officeooo:paragraph-rsid="001ae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ooks</text:p>
      <text:p text:style-name="P1"/>
      <text:p text:style-name="P1">1. History</text:p>
      <text:p text:style-name="P1">2. Advancing mathematics</text:p>
      <text:p text:style-name="P1">3. english Coprensive</text:p>
      <text:p text:style-name="P1">4. Chemistry</text:p>
      <text:p text:style-name="P1">5. Bussiness</text:p>
      <text:p text:style-name="P1"/>
      <text:p text:style-name="P1">6. Biology</text:p>
      <text:p text:style-name="P1">7. Geograph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2:00:08.405220218</meta:creation-date>
    <dc:date>2023-05-29T22:06:41.147128606</dc:date>
    <meta:editing-duration>PT6M37S</meta:editing-duration>
    <meta:editing-cycles>1</meta:editing-cycles>
    <meta:document-statistic meta:table-count="0" meta:image-count="0" meta:object-count="0" meta:page-count="1" meta:paragraph-count="8" meta:word-count="17" meta:character-count="106" meta:non-whitespace-character-count="97"/>
    <meta:generator>LibreOffice/7.3.7.2$Linux_X86_64 LibreOffice_project/30$Build-2</meta:generator>
  </office:meta>
</office:document-meta>
</file>